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4cm" draw:fill-color="#009cd4"/>
    </style:style>
    <style:style style:name="gr2" style:family="graphic" style:parent-style-name="standard">
      <style:graphic-properties svg:stroke-width="0.04cm" svg:stroke-color="#ffffff" draw:fill="none" draw:fill-color="#ffffff" fo:padding-top="-0.03cm" fo:padding-bottom="-0.03cm" fo:padding-left="-0.03cm" fo:padding-right="-0.03cm"/>
    </style:style>
    <style:style style:name="gr3" style:family="graphic" style:parent-style-name="standard">
      <style:graphic-properties draw:stroke="none" svg:stroke-width="0.04cm" draw:fill-color="#005a80"/>
    </style:style>
    <style:style style:name="gr4" style:family="graphic" style:parent-style-name="standard">
      <style:graphic-properties draw:stroke="none" svg:stroke-width="0.04cm" draw:fill-color="#e4405c"/>
    </style:style>
    <style:style style:name="gr5" style:family="graphic" style:parent-style-name="standard">
      <style:graphic-properties draw:stroke="none" svg:stroke-width="0.04cm" draw:fill-color="#cf0e30"/>
    </style:style>
    <style:style style:name="gr6" style:family="graphic" style:parent-style-name="standard">
      <style:graphic-properties draw:stroke="none" svg:stroke-width="0.04cm" draw:fill-color="#790015"/>
    </style:style>
    <style:style style:name="gr7" style:family="graphic" style:parent-style-name="standard">
      <style:graphic-properties draw:stroke="none" svg:stroke-width="0.1cm" draw:fill-color="#ffffff"/>
    </style:style>
    <style:style style:name="gr8" style:family="graphic" style:parent-style-name="standard">
      <style:graphic-properties draw:stroke="none" svg:stroke-width="0.04cm" draw:fill-color="#000000"/>
    </style:style>
    <style:style style:name="gr9" style:family="graphic" style:parent-style-name="standard">
      <style:graphic-properties svg:stroke-width="0.08cm" svg:stroke-color="#ffffff" draw:fill="none" draw:fill-color="#ffffff" fo:padding-top="-0.01cm" fo:padding-bottom="-0.01cm" fo:padding-left="-0.01cm" fo:padding-right="-0.01cm"/>
    </style:style>
    <style:style style:name="gr10" style:family="graphic" style:parent-style-name="standard">
      <style:graphic-properties draw:stroke="none" svg:stroke-width="0.1cm" draw:fill-color="#e4405c"/>
    </style:style>
  </office:automatic-styles>
  <office:body>
    <office:drawing>
      <draw:page draw:name="page1" draw:style-name="dp1" draw:master-page-name="Default">
        <draw:g>
          <draw:glue-point draw:id="4" svg:x="-3.377cm" svg:y="-5cm"/>
          <draw:glue-point draw:id="5" svg:x="5cm" svg:y="-5cm"/>
          <draw:glue-point draw:id="6" svg:x="0.811cm" svg:y="-5cm"/>
          <draw:glue-point draw:id="7" svg:x="-5cm" svg:y="5cm"/>
          <draw:glue-point draw:id="8" svg:x="3.874cm" svg:y="5cm"/>
          <draw:glue-point draw:id="9" svg:x="-0.563cm" svg:y="5cm"/>
          <draw:glue-point draw:id="10" svg:x="-5cm" svg:y="-4.193cm"/>
          <draw:glue-point draw:id="11" svg:x="-5cm" svg:y="0.403cm"/>
          <draw:glue-point draw:id="12" svg:x="5cm" svg:y="4.193cm"/>
          <draw:glue-point draw:id="13" svg:x="5cm" svg:y="-0.403cm"/>
          <draw:glue-point draw:id="14" svg:x="0cm" svg:y="0cm"/>
          <draw:polygon draw:style-name="gr1" draw:layer="layout" svg:width="1.311cm" svg:height="1.311cm" svg:x="0cm" svg:y="0.689cm" svg:viewBox="0 0 1312 1312" draw:points="0,1312 0,0 1312,0 1312,1312">
            <text:p/>
          </draw:polygon>
          <draw:polygon draw:style-name="gr2" draw:layer="layout" svg:width="1.311cm" svg:height="1.311cm" svg:x="0cm" svg:y="0.689cm" svg:viewBox="0 0 1312 1312" draw:points="0,1312 0,0 1312,0 1312,1312">
            <text:p/>
          </draw:polygon>
          <draw:polygon draw:style-name="gr3" draw:layer="layout" svg:width="0.166cm" svg:height="1.472cm" svg:x="1.311cm" svg:y="0.528cm" svg:viewBox="0 0 167 1473" draw:points="167,1311 167,0 0,161 0,1473">
            <text:p/>
          </draw:polygon>
          <draw:polygon draw:style-name="gr2" draw:layer="layout" svg:width="0.166cm" svg:height="1.472cm" svg:x="1.311cm" svg:y="0.528cm" svg:viewBox="0 0 167 1473" draw:points="167,1311 167,0 0,161 0,1473">
            <text:p/>
          </draw:polygon>
          <draw:polygon draw:style-name="gr4" draw:layer="layout" svg:width="1.477cm" svg:height="0.161cm" svg:x="0cm" svg:y="0cm" svg:viewBox="0 0 1478 162" draw:points="239,0 0,162 1311,162 1478,0">
            <text:p/>
          </draw:polygon>
          <draw:polygon draw:style-name="gr2" draw:layer="layout" svg:width="1.477cm" svg:height="0.161cm" svg:x="0cm" svg:y="0cm" svg:viewBox="0 0 1478 162" draw:points="239,0 0,162 1311,162 1478,0">
            <text:p/>
          </draw:polygon>
          <draw:polygon draw:style-name="gr5" draw:layer="layout" svg:width="1.311cm" svg:height="0.528cm" svg:x="0cm" svg:y="0.161cm" svg:viewBox="0 0 1312 529" draw:points="0,529 0,0 1312,0 1312,529">
            <text:p/>
          </draw:polygon>
          <draw:polygon draw:style-name="gr2" draw:layer="layout" svg:width="1.311cm" svg:height="0.528cm" svg:x="0cm" svg:y="0.161cm" svg:viewBox="0 0 1312 529" draw:points="0,529 0,0 1312,0 1312,529">
            <text:p/>
          </draw:polygon>
          <draw:polygon draw:style-name="gr6" draw:layer="layout" svg:width="0.166cm" svg:height="0.689cm" svg:x="1.311cm" svg:y="0cm" svg:viewBox="0 0 167 690" draw:points="167,528 167,0 0,161 0,690">
            <text:p/>
          </draw:polygon>
          <draw:polygon draw:style-name="gr2" draw:layer="layout" svg:width="0.166cm" svg:height="0.689cm" svg:x="1.311cm" svg:y="0cm" svg:viewBox="0 0 167 690" draw:points="167,528 167,0 0,161 0,690">
            <text:p/>
          </draw:polygon>
          <draw:polygon draw:style-name="gr1" draw:layer="layout" svg:width="1.311cm" svg:height="0cm" svg:x="0cm" svg:y="0.689cm" svg:viewBox="0 0 1312 0" draw:points="1312,0 0,0">
            <text:p/>
          </draw:polygon>
          <draw:line draw:style-name="gr2" draw:layer="layout" svg:x1="1.312cm" svg:y1="0.689cm" svg:x2="0cm" svg:y2="0.689cm">
            <text:p/>
          </draw:line>
          <draw:polygon draw:style-name="gr1" draw:layer="layout" svg:width="0.166cm" svg:height="0.161cm" svg:x="1.311cm" svg:y="0.528cm" svg:viewBox="0 0 167 162" draw:points="0,162 167,0">
            <text:p/>
          </draw:polygon>
          <draw:line draw:style-name="gr2" draw:layer="layout" svg:x1="1.311cm" svg:y1="0.69cm" svg:x2="1.478cm" svg:y2="0.528cm">
            <text:p/>
          </draw:line>
          <draw:polygon draw:style-name="gr7" draw:layer="layout" svg:width="0.215cm" svg:height="0.112cm" svg:x="0.21cm" svg:y="0.23cm" svg:viewBox="0 0 216 113" draw:points="216,113 216,0 0,0 0,113">
            <text:p/>
          </draw:polygon>
          <draw:polygon draw:style-name="gr8" draw:layer="layout" svg:width="0cm" svg:height="0cm" svg:x="0.318cm" svg:y="0.284cm" svg:viewBox="0 0 0 0" draw:points="0,0">
            <text:p/>
          </draw:polygon>
          <draw:polyline draw:style-name="gr2" draw:layer="layout" svg:width="0cm" svg:height="0cm" svg:x="0.318cm" svg:y="0.284cm" svg:viewBox="0 0 0 0" draw:points="0,0">
            <text:p/>
          </draw:polyline>
          <draw:polygon draw:style-name="gr7" draw:layer="layout" svg:width="0.21cm" svg:height="0.112cm" svg:x="0.91cm" svg:y="0.23cm" svg:viewBox="0 0 211 113" draw:points="0,113 0,0 211,0 211,113">
            <text:p/>
          </draw:polygon>
          <draw:polygon draw:style-name="gr8" draw:layer="layout" svg:width="0cm" svg:height="0cm" svg:x="1.012cm" svg:y="0.284cm" svg:viewBox="0 0 0 0" draw:points="0,0">
            <text:p/>
          </draw:polygon>
          <draw:polyline draw:style-name="gr2" draw:layer="layout" svg:width="0cm" svg:height="0cm" svg:x="1.012cm" svg:y="0.284cm" svg:viewBox="0 0 0 0" draw:points="0,0">
            <text:p/>
          </draw:polyline>
          <draw:polygon draw:style-name="gr7" draw:layer="layout" svg:width="0.215cm" svg:height="0.108cm" svg:x="0.21cm" svg:y="0.509cm" svg:viewBox="0 0 216 109" draw:points="216,109 216,0 0,0 0,109">
            <text:p/>
          </draw:polygon>
          <draw:polygon draw:style-name="gr8" draw:layer="layout" svg:width="0cm" svg:height="0cm" svg:x="0.318cm" svg:y="0.562cm" svg:viewBox="0 0 0 0" draw:points="0,0">
            <text:p/>
          </draw:polygon>
          <draw:polyline draw:style-name="gr2" draw:layer="layout" svg:width="0cm" svg:height="0cm" svg:x="0.318cm" svg:y="0.562cm" svg:viewBox="0 0 0 0" draw:points="0,0">
            <text:p/>
          </draw:polyline>
          <draw:polygon draw:style-name="gr7" draw:layer="layout" svg:width="0.21cm" svg:height="0.108cm" svg:x="0.91cm" svg:y="0.509cm" svg:viewBox="0 0 211 109" draw:points="0,109 0,0 211,0 211,109">
            <text:p/>
          </draw:polygon>
          <draw:polygon draw:style-name="gr8" draw:layer="layout" svg:width="0cm" svg:height="0cm" svg:x="1.012cm" svg:y="0.562cm" svg:viewBox="0 0 0 0" draw:points="0,0">
            <text:p/>
          </draw:polygon>
          <draw:polyline draw:style-name="gr2" draw:layer="layout" svg:width="0cm" svg:height="0cm" svg:x="1.012cm" svg:y="0.562cm" svg:viewBox="0 0 0 0" draw:points="0,0">
            <text:p/>
          </draw:polyline>
          <draw:polygon draw:style-name="gr8" draw:layer="layout" svg:width="0.65cm" svg:height="0cm" svg:x="0.357cm" svg:y="0.284cm" svg:viewBox="0 0 651 0" draw:points="0,0 651,0">
            <text:p/>
          </draw:polygon>
          <draw:line draw:style-name="gr2" draw:layer="layout" svg:x1="0.357cm" svg:y1="0.284cm" svg:x2="1.008cm" svg:y2="0.284cm">
            <text:p/>
          </draw:line>
          <draw:polygon draw:style-name="gr8" draw:layer="layout" svg:width="0.65cm" svg:height="0cm" svg:x="0.357cm" svg:y="0.562cm" svg:viewBox="0 0 651 0" draw:points="0,0 651,0">
            <text:p/>
          </draw:polygon>
          <draw:line draw:style-name="gr2" draw:layer="layout" svg:x1="0.357cm" svg:y1="0.562cm" svg:x2="1.008cm" svg:y2="0.562cm">
            <text:p/>
          </draw:line>
          <draw:polygon draw:style-name="gr8" draw:layer="layout" svg:width="0.689cm" svg:height="0.279cm" svg:x="0.318cm" svg:y="0.284cm" svg:viewBox="0 0 690 280" draw:points="0,280 690,0">
            <text:p/>
          </draw:polygon>
          <draw:line draw:style-name="gr2" draw:layer="layout" svg:x1="0.318cm" svg:y1="0.564cm" svg:x2="1.008cm" svg:y2="0.284cm">
            <text:p/>
          </draw:line>
          <draw:polygon draw:style-name="gr8" draw:layer="layout" svg:width="0.689cm" svg:height="0.279cm" svg:x="0.318cm" svg:y="0.284cm" svg:viewBox="0 0 690 280" draw:points="0,0 690,280">
            <text:p/>
          </draw:polygon>
          <draw:line draw:style-name="gr2" draw:layer="layout" svg:x1="0.318cm" svg:y1="0.284cm" svg:x2="1.008cm" svg:y2="0.564cm">
            <text:p/>
          </draw:line>
          <draw:polygon draw:style-name="gr7" draw:layer="layout" svg:width="0.064cm" svg:height="0.068cm" svg:x="0.689cm" svg:y="1.638cm" svg:viewBox="0 0 65 69" draw:points="5,69 55,19 60,29 65,0 40,4 45,14 0,59">
            <text:p/>
          </draw:polygon>
          <draw:polygon draw:style-name="gr7" draw:layer="layout" svg:width="0.122cm" svg:height="0.044cm" svg:x="0.724cm" svg:y="1.022cm" svg:viewBox="0 0 123 45" draw:points="0,30 88,30 88,45 123,20 88,0 88,15 0,15">
            <text:p/>
          </draw:polygon>
          <draw:polygon draw:style-name="gr7" draw:layer="layout" svg:width="0.093cm" svg:height="0.093cm" svg:x="0.699cm" svg:y="0.91cm" svg:viewBox="0 0 94 94" draw:points="9,94 74,29 84,39 94,0 54,9 64,19 0,84">
            <text:p/>
          </draw:polygon>
          <draw:polygon draw:style-name="gr7" draw:layer="layout" svg:width="0.044cm" svg:height="0.122cm" svg:x="0.636cm" svg:y="0.856cm" svg:viewBox="0 0 45 123" draw:points="30,123 30,34 45,34 25,0 0,34 15,34 15,123">
            <text:p/>
          </draw:polygon>
          <draw:polygon draw:style-name="gr7" draw:layer="layout" svg:width="0.093cm" svg:height="0.093cm" svg:x="0.528cm" svg:y="0.91cm" svg:viewBox="0 0 94 94" draw:points="94,84 29,19 39,9 0,0 4,39 19,29 84,94">
            <text:p/>
          </draw:polygon>
          <draw:polygon draw:style-name="gr7" draw:layer="layout" svg:width="0.127cm" svg:height="0.044cm" svg:x="0.469cm" svg:y="1.022cm" svg:viewBox="0 0 128 45" draw:points="128,15 34,15 34,0 0,20 34,45 34,30 128,30">
            <text:p/>
          </draw:polygon>
          <draw:polygon draw:style-name="gr7" draw:layer="layout" svg:width="0.093cm" svg:height="0.093cm" svg:x="0.699cm" svg:y="1.081cm" svg:viewBox="0 0 94 94" draw:points="0,9 64,74 54,89 94,94 84,54 74,64 9,0">
            <text:p/>
          </draw:polygon>
          <draw:polygon draw:style-name="gr7" draw:layer="layout" svg:width="0.093cm" svg:height="0.093cm" svg:x="0.528cm" svg:y="1.09cm" svg:viewBox="0 0 94 94" draw:points="84,0 19,64 4,54 0,94 39,84 29,74 94,9">
            <text:p/>
          </draw:polygon>
          <draw:line draw:style-name="gr9" draw:layer="layout" svg:x1="0.66cm" svg:y1="1.095cm" svg:x2="0.66cm" svg:y2="1.693cm">
            <text:p/>
          </draw:line>
          <draw:polygon draw:style-name="gr7" draw:layer="layout" svg:width="0.083cm" svg:height="0.034cm" svg:x="0.533cm" svg:y="1.721cm" svg:viewBox="0 0 84 35" draw:points="84,10 19,10 19,0 0,15 19,35 19,20 84,20">
            <text:p/>
          </draw:polygon>
          <draw:polygon draw:style-name="gr7" draw:layer="layout" svg:width="0.068cm" svg:height="0.064cm" svg:x="0.567cm" svg:y="1.765cm" svg:viewBox="0 0 69 65" draw:points="59,0 14,45 9,40 0,65 29,60 24,55 69,5">
            <text:p/>
          </draw:polygon>
          <draw:polygon draw:style-name="gr7" draw:layer="layout" svg:width="0.034cm" svg:height="0.088cm" svg:x="0.645cm" svg:y="1.78cm" svg:viewBox="0 0 35 89" draw:points="10,0 10,64 0,64 15,89 35,64 20,64 20,0">
            <text:p/>
          </draw:polygon>
          <draw:polygon draw:style-name="gr7" draw:layer="layout" svg:width="0.064cm" svg:height="0.064cm" svg:x="0.689cm" svg:y="1.765cm" svg:viewBox="0 0 65 65" draw:points="0,5 45,55 40,60 65,65 60,40 55,45 5,0">
            <text:p/>
          </draw:polygon>
          <draw:polygon draw:style-name="gr7" draw:layer="layout" svg:width="0.088cm" svg:height="0.034cm" svg:x="0.704cm" svg:y="1.721cm" svg:viewBox="0 0 89 35" draw:points="0,20 64,20 64,35 89,15 64,0 64,10 0,10">
            <text:p/>
          </draw:polygon>
          <draw:polygon draw:style-name="gr7" draw:layer="layout" svg:width="0.068cm" svg:height="0.068cm" svg:x="0.567cm" svg:y="1.643cm" svg:viewBox="0 0 69 69" draw:points="69,59 24,14 29,9 0,0 9,29 14,24 59,69">
            <text:p/>
          </draw:polygon>
          <draw:path draw:style-name="gr10" draw:layer="layout" svg:width="0.189cm" svg:height="0.184cm" svg:x="0.565cm" svg:y="0.951cm" svg:viewBox="0 0 190 185" svg:d="m16 149c30 39 89 49 133 19s54-88 24-127c-29-43-88-53-132-25s-53 89-25 133z">
            <text:p/>
          </draw:path>
          <draw:path draw:style-name="gr10" draw:layer="layout" svg:width="0.131cm" svg:height="0.13cm" svg:x="0.595cm" svg:y="1.67cm" svg:viewBox="0 0 132 131" svg:d="m120 26c-20-28-60-33-89-15-34 20-39 64-20 94s64 34 94 15 34-59 15-9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Multilayer Remote Switch</dc:title>
    <meta:creation-date>2011-02-07T16:40:20</meta:creation-date>
    <meta:editing-duration>P0D</meta:editing-duration>
    <meta:editing-cycles>1</meta:editing-cycles>
    <meta:document-statistic meta:object-count="52"/>
    <meta:generator>OpenOffice.org/3.3$Linux OpenOffice.org_project/330m20$Build-9567</meta:generator>
  </office:meta>
</office:document-meta>
</file>